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8000002093F1DB3341DD7ED04.png" manifest:media-type="image/png"/>
  <manifest:file-entry manifest:full-path="Pictures/1000000000000636000003245BDE4EA289DF1D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5016in" draw:z-index="0"><draw:image xlink:href="Pictures/1000000000000636000003245BDE4EA289DF1D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width="6.9252in" svg:height="4.7472in" draw:z-index="1"><draw:image xlink:href="Pictures/10000000000002F8000002093F1DB3341DD7ED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8:20:01.383922861</meta:creation-date>
    <dc:date>2022-09-02T18:37:13.906920507</dc:date>
    <meta:editing-duration>PT7M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